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80.25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64.49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96.01pt" fo:break-before="auto" style:use-optimal-row-height="true"/>
    </style:style>
    <style:style style:name="ro7" style:family="table-row">
      <style:table-row-properties style:row-height="127.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7" office:value-type="string" calcext:value-type="string">
            <text:p>well</text:p>
          </table:table-cell>
          <table:table-cell table:style-name="ce9"/>
          <table:table-cell office:value-type="string" calcext:value-type="string">
            <text:p>что ж, ну</text:p>
            <text:p>Well, I think it’s a good idea anyway.</text:p>
            <text:p>Well, let’s see now, I could meet you on Thursda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ght/OK</text:p>
          </table:table-cell>
          <table:table-cell/>
          <table:table-cell office:value-type="string" calcext:value-type="string">
            <text:p>get someone’s attention</text:p>
            <text:p>Right, open your books on page 16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w</text:p>
          </table:table-cell>
          <table:table-cell/>
          <table:table-cell office:value-type="string" calcext:value-type="string">
            <text:p>теперь</text:p>
            <text:p>Now, let’s move on to the question of paymen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get someone’s attention</text:p>
            <text:p>So, how was school today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OK</text:p>
            <text:p>Good, I’ll ring you on Thursday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well then</text:p>
          </table:table-cell>
          <table:table-cell/>
          <table:table-cell office:value-type="string" calcext:value-type="string">
            <text:p>Well (ну тогда)</text:p>
            <text:p>‘James doesn’t want to come to the cinema with us.’ ‘Well then, let’s go on our own.’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now then</text:p>
          </table:table-cell>
          <table:table-cell/>
          <table:table-cell office:value-type="string" calcext:value-type="string">
            <text:p><text:span text:style-name="T2">get someone’s attention, итак, тогда</text:span></text:p>
            <text:p>Now then, what seems to be the problem here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ine/great</text:p>
          </table:table-cell>
          <table:table-cell/>
          <table:table-cell office:value-type="string" calcext:value-type="string">
            <text:p>отлично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o, where was I</text:p>
          </table:table-cell>
          <table:table-cell/>
          <table:table-cell office:value-type="string" calcext:value-type="string">
            <text:p>на чем я остановился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ind you</text:p>
          </table:table-cell>
          <table:table-cell/>
          <table:table-cell office:value-type="string" calcext:value-type="string">
            <text:p>имей в виду</text:p>
            <text:p>He looks very young in this photo. Mind you, it was taken years ago.</text:p>
            <text:p>I love hot weather, but not too hot, min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et me see</text:p>
          </table:table-cell>
          <table:table-cell/>
          <table:table-cell office:value-type="string" calcext:value-type="string">
            <text:p>Дай подумать(что-то пытается вспомнить)</text:p>
            <text:p>Let me see ... where did I put that letter?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listen/look</text:p>
          </table:table-cell>
          <table:table-cell/>
          <table:table-cell office:value-type="string" calcext:value-type="string">
            <text:p>Послушай</text:p>
            <text:p>Listen, I want you to come with me. (предложение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you see</text:p>
          </table:table-cell>
          <table:table-cell/>
          <table:table-cell office:value-type="string" calcext:value-type="string">
            <text:p>смотри(объяснение), понимаешь</text:p>
            <text:p>I can’t do that. You see, I’m not the boss here.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you know, sort of</text:p>
          </table:table-cell>
          <table:table-cell/>
          <table:table-cell office:value-type="string" calcext:value-type="string">
            <text:p>снаешь, что-то типа, слегка</text:p>
            <text:p>I sort of like him, but I don’t know why.</text:p>
            <text:p>The walls are a sort of greeny-blue colour.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kind of / like</text:p>
          </table:table-cell>
          <table:table-cell/>
          <table:table-cell office:value-type="string" calcext:value-type="string">
            <text:p>слегка</text:p>
            <text:p>I’m kind of glad I didn’t wi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yway</text:p>
          </table:table-cell>
          <table:table-cell/>
          <table:table-cell office:value-type="string" calcext:value-type="string">
            <text:p>в любом случае (в конце разговора)</text:p>
            <text:p>Anyway, I must be going now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On the other hand</text:p>
            <text:p>The hotel was terrible. Still, we were lucky with the weath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 mean</text:p>
          </table:table-cell>
          <table:table-cell/>
          <table:table-cell office:value-type="string" calcext:value-type="string">
            <text:p>я имею в виду</text:p>
            <text:p>It’s just not right. I mean, it’s unfair isn’t it?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hold on / hang on</text:p>
          </table:table-cell>
          <table:table-cell/>
          <table:table-cell office:value-type="string" calcext:value-type="string">
            <text:p>подожди</text:p>
            <text:p>Hang on! I’ll be back in a minut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fterthought</text:p>
          </table:table-cell>
          <table:table-cell/>
          <table:table-cell office:value-type="string" calcext:value-type="string">
            <text:p>запоздалая мысль</text:p>
            <text:p>He added as an afterthought, ‘Bring Melanie too.'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s a matter of fact</text:p>
          </table:table-cell>
          <table:table-cell/>
          <table:table-cell office:value-type="string" calcext:value-type="string">
            <text:p>На самом деле(уточнение, пояснение)</text:p>
            <text:p>I knew him when we were in college – as a matter of fact we were on the same cours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s far 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cally</text:p>
          </table:table-cell>
          <table:table-cell/>
          <table:table-cell office:value-type="string" calcext:value-type="string">
            <text:p>в основной, по сути(главная причина), простое объяснение</text:p>
            <text:p>Well, basically, it’s a matter of filling in a few forms.</text:p>
            <text:p>Basically, I’m just lazy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n the whole</text:p>
          </table:table-cell>
          <table:table-cell/>
          <table:table-cell office:value-type="string" calcext:value-type="string">
            <text:p>в целом, в общем (генер. Мнение)</text:p>
            <text:p>On the whole, I thought the film was pretty goo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cidentally</text:p>
          </table:table-cell>
          <table:table-cell office:value-type="string" calcext:value-type="string">
            <text:p>ɪnsəˈdentəli</text:p>
          </table:table-cell>
          <table:table-cell office:value-type="string" calcext:value-type="string">
            <text:p>by the way</text:p>
            <text:p>Incidentally, where were you born?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ll in all</text:p>
          </table:table-cell>
          <table:table-cell/>
          <table:table-cell office:value-type="string" calcext:value-type="string">
            <text:p>sed to show that you are considering every part of a situation</text:p>
            <text:p>All in all, it had been one of the most miserable days of Henry’s lif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ctually</text:p>
          </table:table-cell>
          <table:table-cell/>
          <table:table-cell office:value-type="string" calcext:value-type="string">
            <text:p>1) as a matter of fact</text:p>
            <text:p>I’ve known Barbara for years. Since we were babies, actually.</text:p>
            <text:p>2) точно, реально</text:p>
            <text:p>What time are you actually leaving?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s far as I’m concerned</text:p>
          </table:table-cell>
          <table:table-cell/>
          <table:table-cell office:value-type="string" calcext:value-type="string">
            <text:p>насколько я понимаю, introduce opinion</text:p>
            <text:p>As far as I’m concerned she can come home whenever she likes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hat is to say</text:p>
          </table:table-cell>
          <table:table-cell/>
          <table:table-cell office:value-type="string" calcext:value-type="string">
            <text:p>то есть, more details</text:p>
            <text:p>They, that’s to say Matt and John, were arguing about what to do.</text:p>
            <text:p>The game has a single button, that is to say, the player has to push just one button in order to pl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s</text:p>
          </table:table-cell>
          <table:table-cell/>
          <table:table-cell office:value-type="string" calcext:value-type="string">
            <text:p>therefore</text:p>
            <text:p>Most of the evidence was destroyed in the fire. Thus it would be almost impossible to prove him guilt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se</text:p>
          </table:table-cell>
          <table:table-cell/>
          <table:table-cell office:value-type="string" calcext:value-type="string">
            <text:p>for this reason</text:p>
            <text:p>The cost of transport is a major expense for an industry. Hence factory location is an important considerati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Из-за</text:p>
            <text:p>We could hardly see for the mist.</text:p>
          </table:table-cell>
          <table:table-cell table:number-columns-repeated="1021"/>
        </table:table-row>
        <table:table-row table:style-name="ro5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00:42:22.336454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8M44S</meta:editing-duration>
    <meta:editing-cycles>6</meta:editing-cycles>
    <meta:generator>LibreOffice/6.0.7.3$Linux_X86_64 LibreOffice_project/00m0$Build-3</meta:generator>
    <dc:date>2021-09-16T23:04:15.580767590</dc:date>
    <meta:document-statistic meta:table-count="1" meta:cell-count="64" meta:object-count="0"/>
    <meta:template xlink:type="simple" xlink:actuate="onRequest" xlink:title="vocabularyUnit" xlink:href="../../../../Templates/vocabularyUnit.ots" meta:date="2021-07-23T23:09:37.744245147"/>
  </office:meta>
</office:document-meta>
</file>